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506cm" svg:x="1.4cm" svg:y="0.837cm" presentation:class="title">
          <draw:text-box>
            <text:p>Web Application Development</text:p>
          </draw:text-box>
        </draw:frame>
        <draw:frame presentation:style-name="pr2" draw:text-style-name="P1" draw:layer="layout" svg:width="24.599cm" svg:height="11.5cm" svg:x="2cm" svg:y="5.5cm" presentation:class="subtitle">
          <draw:text-box>
            <text:p><text:span text:style-name="T1"><text:a xlink:href="mailto:CONF@JMILUG">CONF@JMILUG</text:a></text:span></text:p>
            <text:p><text:span text:style-name="T1">2011</text:span></text:p>
            <text:p><text:span text:style-name="T1">Saleem Ansar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1.5cm" svg:x="2.071cm" svg:y="5.645cm" presentation:class="outline" presentation:user-transformed="true">
          <draw:text-box>
            <text:list text:style-name="L2">
              <text:list-item>
                <text:p>History of Web</text:p>
              </text:list-item>
              <text:list-item>
                <text:p>Approaches to Web Application Development</text:p>
              </text:list-item>
              <text:list-item>
                <text:p>An example application – using Django</text:p>
              </text:list-item>
              <text:list-item>
                <text:p>Q/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History of Web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1991 - First HTML page created by Tim Berners Lee ( using WorldWideWeb the first web browser, and hosted on CERN httpd <text:s/>the first web server) </text:p>
                <text:list>
                  <text:list-item>
                    <text:p>because physicists wanted to share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4.599cm" svg:height="11.5cm" svg:x="2.071cm" svg:y="5.645cm" presentation:class="outline" presentation:user-transformed="true">
          <draw:text-box>
            <text:list text:style-name="L2">
              <text:list-item>
                <text:p>Mid 1990s - Start of Web Development</text:p>
                <text:list>
                  <text:list-item>
                    <text:p>Evolution of Web Browsers and Web Servers</text:p>
                  </text:list-item>
                  <text:list-item>
                    <text:p>1991-1995 HTML Only</text:p>
                  </text:list-item>
                </text:list>
              </text:list-item>
              <text:list-item>
                <text:p>Late mid-1990s</text:p>
                <text:list>
                  <text:list-item>
                    <text:p>Commercialization of the WWW</text:p>
                  </text:list-item>
                  <text:list-item>
                    <text:p>1995 Java Applets, JavaScript </text:p>
                  </text:list-item>
                  <text:list-item>
                    <text:p>1996 Fla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1999 – 2001</text:p>
                <text:list>
                  <text:list-item>
                    <text:p><text:s/>dot com boom and bust</text:p>
                  </text:list-item>
                  <text:list-item>
                    <text:p>1999-2004 </text:p>
                    <text:list>
                      <text:list-item>
                        <text:p>XMLHTTP - Microsoft's ActiveX component </text:p>
                      </text:list-item>
                      <text:list-item>
                        <text:p>Evolution of AJAX ( wasn't yet coined )</text:p>
                      </text:list-item>
                      <text:list-item>
                        <text:p>Gmai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2005 - AJAX</text:p>
                <text:list>
                  <text:list-item>
                    <text:p>Google Map uses AJAX</text:p>
                  </text:list-item>
                  <text:list-item>
                    <text:p>Ajax term coined on February 18, 2005 by Jesse James Garrett in an article entitled Ajax: A New Approach to Web Applications.</text:p>
                  </text:list-item>
                  <text:list-item>
                    <text:p>AJAX: Comprises of HTML, XHTML, CSS, DOM, XML, XMLHttpRequest, 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HTML5 – buzz word of today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Currently in development since 2009</text:p>
              </text:list-item>
              <text:list-item>
                <text:p>"Thoughts on Flash" – Steve Jobs</text:p>
              </text:list-item>
              <text:list-item>
                <text:p>Video, audio, canvas, local storage, web SQL, etc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Approaches to Web Development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Scripting</text:p>
              </text:list-item>
              <text:list-item>
                <text:p>Templates</text:p>
              </text:list-item>
              <text:list-item>
                <text:p>Hybrid</text:p>
              </text:list-item>
              <text:list-item>
                <text:p>Framework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A sample Django application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Requirements:</text:p>
                <text:list>
                  <text:list-item>
                    <text:p>Python, Django</text:p>
                  </text:list-item>
                  <text:list-item>
                    <text:p>MySQL ( or a database server )</text:p>
                  </text:list-item>
                </text:list>
              </text:list-item>
              <text:list-item>
                <text:p>django-admin startproject myproject</text:p>
              </text:list-item>
              <text:list-item>
                <text:p>./manage.py startapp myapp</text:p>
              </text:list-item>
              <text:list-item>
                <text:p>./manage.py runserv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5" draw:layer="layout" svg:width="24.599cm" svg:height="11.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9T17:05:45</meta:creation-date>
    <meta:editing-duration>P2DT19H57M18S</meta:editing-duration>
    <meta:editing-cycles>22</meta:editing-cycles>
    <dc:date>2011-03-14T01:14:24</dc:date>
    <meta:generator>OpenOffice.org/3.3$Unix OpenOffice.org_project/330m20$Build-9567</meta:generator>
    <meta:document-statistic meta:object-count="83"/>
  </office:meta>
</office:document-meta>
</file>